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4.123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3.87cm" fo:break-before="auto" style:use-optimal-row-height="true"/>
    </style:style>
    <style:style style:name="ro8" style:family="table-row">
      <style:table-row-properties style:row-height="2.342cm" fo:break-before="auto" style:use-optimal-row-height="true"/>
    </style:style>
    <style:style style:name="ro9" style:family="table-row">
      <style:table-row-properties style:row-height="3.106cm" fo:break-before="auto" style:use-optimal-row-height="true"/>
    </style:style>
    <style:style style:name="ro10" style:family="table-row">
      <style:table-row-properties style:row-height="4.001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3.974cm" fo:break-before="auto" style:use-optimal-row-height="true"/>
    </style:style>
    <style:style style:name="ro13" style:family="table-row">
      <style:table-row-properties style:row-height="3.21cm" fo:break-before="auto" style:use-optimal-row-height="tru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3.895cm" fo:break-before="auto" style:use-optimal-row-height="true"/>
    </style:style>
    <style:style style:name="ro16" style:family="table-row">
      <style:table-row-properties style:row-height="4.791cm" fo:break-before="auto" style:use-optimal-row-height="true"/>
    </style:style>
    <style:style style:name="ro17" style:family="table-row">
      <style:table-row-properties style:row-height="1.947cm" fo:break-before="auto" style:use-optimal-row-height="true"/>
    </style:style>
    <style:style style:name="ro18" style:family="table-row">
      <style:table-row-properties style:row-height="4.632cm" fo:break-before="auto" style:use-optimal-row-height="true"/>
    </style:style>
    <style:style style:name="ro19" style:family="table-row">
      <style:table-row-properties style:row-height="6.923cm" fo:break-before="auto" style:use-optimal-row-height="true"/>
    </style:style>
    <style:style style:name="ro20" style:family="table-row">
      <style:table-row-properties style:row-height="3.217cm" fo:break-before="auto" style:use-optimal-row-height="false"/>
    </style:style>
    <style:style style:name="ro21" style:family="table-row">
      <style:table-row-properties style:row-height="3.159cm" fo:break-before="auto" style:use-optimal-row-height="true"/>
    </style:style>
    <style:style style:name="ro22" style:family="table-row">
      <style:table-row-properties style:row-height="2.316cm" fo:break-before="auto" style:use-optimal-row-height="true"/>
    </style:style>
    <style:style style:name="ro23" style:family="table-row">
      <style:table-row-properties style:row-height="5.396cm" fo:break-before="auto" style:use-optimal-row-height="true"/>
    </style:style>
    <style:style style:name="ro24" style:family="table-row">
      <style:table-row-properties style:row-height="4.711cm" fo:break-before="auto" style:use-optimal-row-height="true"/>
    </style:style>
    <style:style style:name="ro25" style:family="table-row">
      <style:table-row-properties style:row-height="1.637cm" fo:break-before="auto" style:use-optimal-row-height="true"/>
    </style:style>
    <style:style style:name="ro26" style:family="table-row">
      <style:table-row-properties style:row-height="5.586cm" fo:break-before="auto" style:use-optimal-row-height="true"/>
    </style:style>
    <style:style style:name="ro27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5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poniedzial`ek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4-26T15:18:14.62">
            <text:p>0426 <text:s/>1518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4-26T15:18:14.62">
            <text:p>0426 <text:s/>1518</text:p>
          </table:table-cell>
          <table:table-cell table:style-name="ce8" table:formula="of:=NOW()" office:value-type="date" office:date-value="2022-04-26T15:18:14.62">
            <text:p>0426 <text:s/>1518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4-26T15:18:14.62">
            <text:p>0426 <text:s/>1518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 table:number-columns-repeated="3"/>
          <table:table-cell table:style-name="ce8" table:formula="of:=NOW()" office:value-type="date" office:date-value="2022-04-26T15:18:14.62">
            <text:p>0426 <text:s/>1518</text:p>
          </table:table-cell>
          <table:table-cell table:style-name="ce8" table:formula="of:=NOW()" office:value-type="date" office:date-value="2022-04-26T15:18:14.62">
            <text:p>0426 <text:s/>1518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1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ziesiątej Marca. / (1) Księ, Wiek : 8,9. </text:p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odległość między ziemią a księżycem, to wynosi około trzysta osiemdziesiąt tysięcy (380,000) kilometrów. &lt;2&gt; Długość, w której mogą być zawarte 30 ziemsk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">
            <text:p>3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Nie w lokacji obok schodów. &lt;2&gt; W pobliżu wystającego. &lt;3&gt; Przed chaty, człobiek kopnie piłkę na ścianie. Ten fakt może być związane z pozycji Kuro-a. (2) Mike. Na ścian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">
            <text:p>5</text:p>
          </table:table-cell>
          <table:table-cell table:style-name="ce5" table:formula="of:=[.B4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(4/10). (1) 춘분(4/5), 제 여섯 날. &lt;2&gt; 차후, 제 하나 날. &lt;3&gt; 칠십이후, 일본. `鴻雁北` (기러기(雁)가 북쪽으로 건너간다.) / [역사] (1) &lt;1919&gt;. 멕시코. 사파타, 암살. (2) &lt;1928 : 일본&gt; 일본노동조합평의회에게 해산 명령. (3) &lt;1919 : 조선&gt; 명칭 `대한민국`. 임시의정원(臨時議政院)에서 결정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, 연습 &lt;1&gt; `夕夏里` 와 같은 멜로디, 작곡했다. / 샤크 : (1) 하나 구멍에서 3개의 음정(音程)을 낸다.</text:p>
          </table:table-cell>
          <table:covered-table-cell table:number-columns-repeated="2" table:style-name="ce21"/>
          <table:table-cell table:style-name="ce3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4-12T11:53:22.800001">
            <text:p>04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jedenastej marca. / [Księ] (1) Wiek : 9,9. / </text:p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Po japońsku, スズメノカタビラ, suzume-no-katabira). <text:s text:c="2"/>&lt;1&gt; Rodzina, to jest wieclinowatym (łać. Poaceae, イネ科). &lt;2&gt; Rodzaj, to jest wiechliną (łać. Poa, イチゴツナギ属). &lt;3&gt; Gatunek : wiechlina roczna (P. annua, スズメノカタビラ). Albo, jak nazwa ludowa, `pajędza`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&lt;1&gt; Była na korzeniu drzewa, który jest tuż obok schodów. (2) toczenie się, Mike zaczyna płakać, chwycę ją, biegną do ściany, umieściłem ją na ścianie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1). (1) 쳥명(4/5), 제 일곱(7) 날. &lt;2&gt; 차후, 제 둘 날. &lt;3&gt; 칠십이후, 중국 : 田鼠化為鴽(중국어 발음 : tian2shu3hua4wei2ru2. 의미는 : 애급쥐(일본어 : クマネズミ)가 메추라기로 변화한다) / [역사] (1) &lt;1919&gt; 상하이에서 임시정부 수립.</text:p>
          </table:table-cell>
          <table:covered-table-cell table:number-columns-repeated="2" table:style-name="ce21"/>
          <table:table-cell table:style-name="ce34"/>
          <table:table-cell table:style-name="ce35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주 방법. &lt;1&gt; 부는 때의 입의 형태. &lt;2&gt; 지금까지 보다 더 작은 크기가 적절한 것일지도 모른다. / 샤크 : &lt;1&gt; 다시, 각 구멍에 대해, 3단계의 소리를 냈다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3T09:02:51.65">
            <text:p>041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wunastej marca. / [Księ] (1) wiek : 10,9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rzez tradycyjną chińską astrologię, nazwa jest "大角" (znaczenie : duży róg). &lt;2&gt; Przez starożytną grecką astrologię, ten gwiazd jest w gwiazdozbiorze Wolarza. (2) W niebie, są cztery gwiazdy, których wielkości obserwowanych są w negatywnym. &lt;2&gt; Arktur jest jedna z nich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ثاني عشر من شهر أبريل. \ العاشر من شهر رمضان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صراع / شخصية / دولي</text:p>
            <text:p>al-s^irU[conflict / shaxs^iya[character / duwaliyu[mie_dzynarodowa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2). (1) 쳥명(4/5), 제 여덟(8) 날. &lt;2&gt; 차후(次候), 제 셋 날. (2) 서력 2022년(올해). &lt;1&gt; 간지는 임인(壬寅. 일본어 발음 : 진-인 じんいん). &lt;2&gt; 리 간지 중, `임(壬)`. 천간(天干) 중에서는 아홉 째. &lt;3&gt; 오행에서는, 수(水). 음양는, 양(陽). &lt;4&gt; `妊(임)` 의 글자에 통한다. &lt;5&gt; 식물 내부에서 씨가 태어난 상태를 가리켜서 말하는 글자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638 : 일본&gt; 하라성(原城) 낙성(落城). 시마바라의 난(일본 : 島原の乱) 종결. (2) &lt;1961 : 소련&gt; 유리 가가린(러시아어 : Ю́рий Алексе́евич Гага́рин). 보스토크 1호로 우쥬 비행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새로운 입 형태로 불었다. &lt;1&gt; 입술 및 그 주위의 근육이 지치지 않다. &lt;2&gt; 피로를 느낄 만큼에 힘을 들어가는 것, 하지 않다. / &lt;3&gt; 아랫 입술과 그 부근의 근육. 얼마도 안된 정도의 긴장. 그러한 정도의 긴장만으로 소리가 바뀐다. 소리가 나오는 여부, 바뀐다. / [샤크] (1) 연습. 하나의 구멍에서 3단계의 음정을 낸다. (2) 어제는 그 3개의 각 음정들을 자르지 않고, 슬러로 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 office:value-type="date" office:date-value="2022-04-14T09:23:27.25">
            <text:p>0414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trzynastej marca. (1) Księ, wiek : 11,9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ثالث عشر من شهر أبريل. \ الحادي عشر من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مادة الخامس / الانتقاص / الفقرة الثالثة / حق المحاكمة</text:p>
            <text:p>al-intiqaas^u[derogation.e / al-faqra[paragraph / h^aq[right / al-muh^aakamat-i[trial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Spica (chiński, 角宿一)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(4/13). (1) 쳥명(4/5), 제 아홉(9) 날. (2) 차후(4/10~), 제 넷 날. (3) 간지, 임인(壬寅). &lt;1&gt; `寅` 는 셋 째의 지지(地支). 오행, 목(木). 음양, 양(陽). &lt;2&gt; 호랑이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31" office:value-type="string" table:number-columns-spanned="3" table:number-rows-spanned="1">
            <text:p>[역사] (1) &lt;1919 : 영속(英属) 인도&gt; 암리차르 사건(영어 : Amritsar / 힌디어 : जलियाँवाला बाग हत्याकांड jaliyaanvaala baag hatyaakaand^, 자리안바라 정원의 학살). &lt;1&gt; 인도 국민회의 쪽 주장 : 약 1천명 사망. (2) &lt;1941 : 모스크바&gt; 일소중립조약(日ソ中立条約) 을 체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najpierw, tylko Kuro. (2) Poszedłem do zachodniej działce. Mike była. (3) Po jedzenie, Kuro, a potem Mike zeszła na ziemię. (4) A potem, Mike spogląda(glance.e) na ulicę, a potem, porusza się(move.e) do tyłu. &lt;1&gt; Tam, przychodzi Don. (5) Wspina się na ścianie. Daję mu jedzenie. (6) A potem, Kuro pozostaje(stay.e) ode mnie. &lt;1&gt; Po chwilę, zbliża się(approach.e) do mnie znow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 office:value-type="date" office:date-value="2022-04-15T11:15:04.47">
            <text:p>041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czternastej marca(14, 4). (1) księ, wiek : 12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رابع عشر من شهر أبريل \ الثاني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. / المادة السادسة / بداية / نهاية / الحماية</text:p>
            <text:p>al-maArifu / al-maada / al-saadisa[szes`c` / bidaaya[pocza_tek / nihaaya[koniec.pl / al-h^imaaya[ochrona.</text:p>
            <text:p>n: arttykul` siedem.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o chiński, 大角星(gwiazd dużego rogu). &lt;2&gt; Konstelacja : 大角(duży róg). &lt;3&gt; Stacja księżycowa : 亢宿(Chińska wymowa : gang1xiu4, znaczyjąc `szyja`) (2) Spica &lt;1&gt; po Chińsku, 角宿一(wymowa : jiao3xiu4yi1). &lt;2&gt; Stacja : 角宿(jiao3xiu, znaczyąc `róg`). &lt;3&gt; Konstellacja : Róg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(4/14). (1) 쳥명(4/5), 제 열(10) 날. (2) 차후(4/10-), 제 다섯(5) <text:s/>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소리를 낼 연습. &lt;1&gt; 갑 소리, 구멍 5에서 0까지. / 샤크 : &lt;1&gt; 각 구멍. `上げ` 와 `下げ` 를 연습. 3개가 아니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Padał. &lt;1&gt; obaj wewnątrz ogrodzenia. &lt;2&gt; najpierw, dałem jedzenie do Mike'a. (2) Podczas otwierania paczki, patrzę w ogrodzenie. Kuro nie była tam. &lt;1&gt; Myślałem, że Kuro mogłaby iść do miejsca Mike'a. &lt;2&gt; Ona nie tam także. &lt;3&gt; a potem, zauważyłem, że ona wychodzi z ogrodzenia wystającego. (3) Umieściłem parasol nad Kuro. &lt;1&gt; Po jedzenie, Kuro zszedła na ziemię. Toczenie się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 office:value-type="date" office:date-value="2022-04-17T13:16:27.61">
            <text:p>041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szesnastej marca. (16/4/2022) / Księ : Wiek : 14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سبت، السادس عشر من شهر أبريل. \ الرابع شعر من رمضان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 ścianie. (2) Złapę Mike'a z ściany, trzymam ją, daję jej masaż na plecach, włożyłem ją na ścia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(4/16). (1) 쳥명(4/5), 제 열둘(12) 날. (2) 말후(4/15-), 제 둘 날. (3) 음녁(陰暦) 3월, 弥生(일본어 : やよい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서력 1917 : 러시아&gt; 레닌(Ле́нин) 이 러시아 페트로그라드로 돌아가기. 스위스에서. (2) &lt;서력 1929 : 일본&gt; 인본공산당의 사람들을 검거. (3) &lt;서력 2014 : 대한민국&gt; 여객선 세월호 침몰. &lt;1&gt; 사망 299 명, 실종 5 명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연습. 근육 움직. &lt;1&gt; 의식을 특히 아랫 입술에 집중한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 office:value-type="date" office:date-value="2022-04-18T14:31:13.17">
            <text:p>0418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siedemnastej marca. (17/4/2022) / Księ, wiek : 15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سابع عشر من شهر أبريل. \ الخامس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wewnątrz ogrodzenia. (2) Kuro. Dałem ją paczkę. Na chwilę pochyliła jej głowę nad jedzeniem. A potem idzie do rogu. Nie j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 (4/17). (1) 쳥명(4/5), 제 열셋(13) 날. (2) 말후(4/15-), 제 셋 날. (3) 음력 3월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대갑 소리. 구멍 2 와 3. &lt;1&gt; 다시 새로운 입술 형태를 발견. &lt;2&gt; 아랫 입술을 피리 본체에 딱 붙인다. &lt;3&gt; 윗입술은 중심으로 맞춘다. 흐르는 공기를 누른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 office:value-type="date" office:date-value="2022-04-19T14:11:43.88">
            <text:p>0419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osiemnastej marca. (18/4/2022) / (1) Księ, wiek : 16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ثامن عشر من شهر أبريل \ السادس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&lt;1&gt; obaj nie w miejscu kryjówki za ścianią jedzenia. (2) Poszedłem na zachodny działce. Nie tam także. (3) Po chwilę, jednak, Mike przychodziła. (4) Wróciłem do parku. &lt;1&gt; najpierw, dałem Mike'owi jedzenie przez ogrodzenie. &lt;2&gt; Mike nie przychodzi. Deszcz spada w tej lokalizacji, pomimo ogrodzenia. (5) jak dla Kuro'a, ona nie nawet próbuje przyjść. (6) Myśl przychodzi do mojej głowy. &lt;1&gt; Poruszę do drogi dla pieszych, która jest na południowej stronie kryjówki. &lt;2&gt; Tam, gdzie Kuro jest, dałem Kuro'owi jedzenie. &lt;3&gt; Mike przychodzi także. Dałem jej też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8). (1) 쳥명(4/5), 제 열넷 날. (2) 말후(4/15-), 제 넷(4)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Msombuluko[poniedzial`ek / ayisishiyagalombili[osiem / eziyishumi[dziesia_t / eleshumi[dziesia_ty / UMbasa[kwiecien`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하나 소리에서 다른 소리로 옮겨갈 때, 그 다른 소리가 매끄럽게 나오는 것에 뜻을 배려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반둥 회의 개최. 인도네시아 반둥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0T12:31:07.8">
            <text:p>042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więtnastej marca. (19/4) (1) Księ, wiek : 17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تاسع عشر من شهر أبريل \ السابع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9). (1) 쳥명(4/5), 제 열다섯(15) 날. (2) 말후(4/15-), 제 다섯(5)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&lt;1&gt; Była w miejscu, w pobliżu schodów. &lt;2&gt; Wyszedła z ogrodzenia budynku siłowny. Toczenie się. (3) wkrótce, Mike zaczyna płakać. &lt;1&gt; Chwytam ją, podbiegam do ściany jedzeni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&lt;1&gt; 대갑 소리. 구멍 4 와 3. (2) 구멍 3에 관해. 다시 입술의 새로운 형태를 발견했다. &lt;1&gt; 구멍 4 때 사용하는 형태과 같다. &lt;2&gt; 단, 입술의 움츠리는(すぼめる) 정도, 방향이 다르다. &lt;3&gt; 위상기하(位相幾何)의 관점에서는 같다. <text:s/>/ [샤쿠] (1) 연습 없음. &lt;1&gt; 원래, 치과 의사에 갈 여정이었다. &lt;2&gt; 평상의 시간 배분법으로는 연습은 할 수 없었다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[astronomia] (1) Arktur. &lt;1&gt; Przesunięcie ku czerwieni : -1,7E-5, tzn, zbliża się do ziemi. (2) Syriusz &lt;1&gt; Przesunięcie : -1,8E-5. (3) Rozmiar kątowy. &lt;1&gt; Arktur : 21,0E-3 (4) Wiek : &lt;1&gt; Syriusz (天狼星) : A : 2,25-2,50E+7 (10 mill) &lt;2&gt; Arktur (chiński : 大角星) : 7.1E+9 (bil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10&gt; 하타 사하치로어(일본인 : 秦佐八郎) 와 파울 에를리히(독일인) 가 살발산(인본어 : サルバルサン) 을 발견. (2) &lt;1960:대한민국&gt; 4-19 혁명. 시위 시작. (3) &lt;1943:폴란드&gt; 바르샤바 게토 봉기(蜂起) 시작. (4) &lt;1810:베네수엘라&gt; 독립선언의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1T12:12:42.24">
            <text:p>042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dwunastej marca (20/4) / Księ : wiek, to jest 18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الأربعاء، العشرين(٢٠) من أبريل \ الثامن عشر (١٨)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4/20). (1) 곡우(穀雨, 4/20), 제 하나 날. (2) 칠십이후(七十二候), 초후(4/20~). &lt;1&gt; 일본, `葭始生`. (갈대[葭. 발음 : 여시] 가 싹트기 시작한다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thathu[s`roda / amashumi[kilkadziesia_t amabili[dwa / isimo[sytuacja sezulu[pogoda / imvula[deszcz / kusihlwa[wieczorem;저녁에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(2) Kuro. &lt;1&gt; Na ścianie, na środku między schodami a ogrodzeniem wystającym. &lt;2&gt; Przychodziła do miejsca jedzenia. Patrzy na mnie. &lt;3&gt; Chwyciłem ją i trzymam w moich ramionach. (3) Mike. Nie zeszł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대갑 소리, 구멍 4. &lt;1&gt; 힘을 입술에 들어가지 않아도, 소리가 난다. <text:s/>(2) 대갑, 구멍 5. &lt;1&gt; 이 구멍도 힘을 들어가지 않아도, 숨을 불면, 곧 소리가 났다. / 샤쿠 : (1) 연습. 각 구멍, 소리 내기. (2) 작곡. 간단한 멜로디. (3) 연습. 갑소리 내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[astronomia] (1) Syriusz. &lt;1&gt; Wiek, to jest około 250 millionów lat. &lt;2&gt; W tabele stratygraficzną, 250 mil lat temu, to jest triasem. &lt;2&gt; W tabele stratygraficzną, 250 mil lat temu, to jest triasem, które jest po Perm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14 셔력 : 미국&gt; 루드로 학살. 콜로라도주에서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 office:value-type="date" office:date-value="2022-04-22T14:48:53.93">
            <text:p>042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dwadzieści pierwszej kwiecień. / Wiek księżycy, to jest 19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حادي عشرين من شهر أبريل. \ التاسع عشر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 (4/21). (1) 곡우(4/20), 제 둘 날. (2) 초후, 제 둘 날. (3) 칠십이후 : 중국 : 萍始生 (발음 : 빙-시-셩) &lt;1&gt; 개구리밥(萍) 이 싹을 내기 시작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ne[czwartek / amashumi amabili[dwadzies`cia / nanye[jeden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trochę padał. &lt;1&gt; jednak, Kuro była na ścianie środkowej. &lt;2&gt; Włożyłem parasol na ścianie jedzenia. &lt;3&gt; Kuro je jedzenie pacztkowej. (2) Po jedzeniu, Kuro wchodzi na ziemię. &lt;1&gt; Masaż, toczenie się. &lt;2&gt; A potem, włożyłem ją znowu na ścianie, pod parasolem. &lt;3&gt; Kuro je jedzenie, które dałem Mike'owi. (3) Mike. Wyszła jeden razem. &lt;1&gt; Wchodzi do przestrzeni parasolu. &lt;2&gt; Jednak, wychodzi wkrótce. &lt;3&gt; <text:s/>Idzie wewnątrz ogrodzenia. &lt;4&gt; Nie płacz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갑 소리. &lt;1&gt; 부는 때, 지금까지는, 비리의 소리와 동시에 다른 소리, 잡음, 뭔가 스치는(擦れる) 것 같은 소리가 난다. (2) 어제는, 이 잡음이 나지 않도록 하면서 부는 연습. &lt;1&gt; 방법 : 윗입술. 윗입술의 씌운는(覆う) 정도, 위치. 그들 지표에 따라, 잡음의 &lt;1&gt; 나오는지 나오지 않는지, &lt;2&gt; 잡음이 나오는 대소(大小), &lt;3&gt; 잡음의 음색이, 달라 온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&lt;878 서력 : 일본&gt; 원경의 난(일본어 : 元慶の乱. 발음 : 간-겨오-노-란) 시작 (元慶8년 3월 15일). &lt;1&gt; 이후(일본어 : 夷俘) 들이 아키타성(일본어 : 秋田城) 을 공격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 office:value-type="date" office:date-value="2022-04-23T11:50:23.18">
            <text:p>0423</text:p>
          </table:table-cell>
          <table:table-cell table:style-name="ce10" office:value-type="string">
            <text:p>p-1</text:p>
          </table:table-cell>
          <table:table-cell table:style-name="ce15" office:value-type="string" table:number-columns-spanned="3" table:number-rows-spanned="1">
            <text:p>Piątek, dwadzieścia drugiej kwiecień / [księ] wiek : 20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5" office:value-type="string" table:number-columns-spanned="3" table:number-rows-spanned="1">
            <text:p>يوم الجمعة، الثاني والعشرين من أبريل \ 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5" office:value-type="string" table:number-columns-spanned="3" table:number-rows-spanned="1">
            <text:p>금요일 (4/22). (1) 곡우(4/20), 제 셋 날. (2) 초후, 제 셋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hlanu[pia_tek / amashumi amabili[dwadzies`cia / ezimbili[dwa / [words] yebo[tak / cha[nie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9" office:value-type="string" table:number-columns-spanned="3" table:number-rows-spanned="1">
            <text:p>（三省）（忠）我的大脑想吃它；我的肚子不。（a）选择。我不吃甜点了。／（信）我的牙齿疼痛。（a）这是因为我对牙齿的对待很疏。（b）我对我的牙齿感到抱歉。（c）所以，我白天没吃。（习）（a）我在阅读关于量子力学的文章。（b）读了一个句子，就写下该句子。我不做。（c）我做的是，读句子，有时思考或理解涌出来。那就，我写下这些涌出来的事情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znowu najpierw na ścianie obok schodów. &lt;1&gt; Toczenie się. ale, także znowu, Mike zaczyna płaczać. &lt;2&gt; chwyciłem ją, biegnę do ściany jedzeni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하나의 소리를 길게 분다. &lt;1&gt; 잡음이 나오지 않도록. [샤쿠] (1) 시노와 같이 하나 소리를 길게 불기. (2) 갑 소리도 길게. &lt;1&gt; 매우 경쾨한(軽やかな) 소리가 나온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office:value-type="string" table:number-columns-spanned="3" table:number-rows-spanned="1">
            <text:p>[역사] (1) &lt;1997 : 페루&gt; 페루 경찰이 일본대사관으로 돌입. / (2) &lt;1925 : 일본&gt; 대정(大正)14. 치안위지법이 성입, 공포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 office:value-type="date" office:date-value="2022-04-24T11:28:55.89">
            <text:p>0424</text:p>
          </table:table-cell>
          <table:table-cell table:style-name="ce10" office:value-type="string">
            <text:p>p-1</text:p>
          </table:table-cell>
          <table:table-cell table:style-name="ce15" office:value-type="string" table:number-columns-spanned="3" table:number-rows-spanned="1">
            <text:p>Sobota, dwadzieścia trzeciej marca. / księ, wiek : 21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5" office:value-type="string" table:number-columns-spanned="3" table:number-rows-spanned="1">
            <text:p>يوم السبت، الثالث والعشرين من شهر أبريل \ الحادي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 (4/23). (1) 곡우(4/20), 제 넷(4) 날. (2) 초후, 넷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W środkowym miejscu ściania. &lt;1&gt; Nie przychodzi w stronę schodów. (2) Mike. Za ogrodzeniem wystającym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잡음 없는 불기. (2) 알아차린 것 : 예로, 갑 소리. 구멍 7 상에서 불기. &lt;1&gt; 그 후, 구멍 2 로 이동해, 불기. &lt;2&gt; 그렇다면, 구멍 2 의 소리가 나오지 않는 경우 많다. (3) 원인 : 구멍 2 를 부는 때, 입술의 형태가 아직 구멍 7 를 부는 때의 형태인채. &lt;2&gt; 게다가, 형태가 변하고 있지 않는 것을 알아차리고, 바꾸려고 하지만, 입술의 근육이 반응하지 않다. 움직이지 않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Mgqibelo[sobota / amashumi amabili[dwadzies`cia~-1 nantathu[three / ngiya.bonga[i-go_thank-you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office:value-type="string" table:number-columns-spanned="3" table:number-rows-spanned="1">
            <text:p>[역사] (1) &lt;1990 : 나미비아&gt; 남아프리카에서 독립. 유엔에게 가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 office:value-type="date" office:date-value="2022-04-25">
            <text:p>042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wadzieścia czwartej kwiecień. / Księ-wiek : 22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رابع والعشرين من شهر أبريل \ الثاني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 (4/24). (1) 곡우(4/20), 제 다섯 날. (2) 초후, 같이. 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od począdku na ścianie. &lt;1&gt; Padał, ale obaj tam byli. (2) Włorzyłem parasol nad nimi. (3) Po jedzenie pakietkowym, Kuro zeszla na ziemię. &lt;1&gt; Mike, ona kontynuowała jeść przez chwilę. A potem, wydaje się, że chce iść. &lt;2&gt; Przesuwam parasol, aby parasol znowu pokrył Mike'a. &lt;3&gt; ale, teraż wydaje się, że się boi. odchodzi tam, idzie wewnątrz ogrodzeni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5" office:value-type="string" table:number-columns-spanned="3" table:number-rows-spanned="1">
            <text:p>시노 : (1) 연습. &lt;1&gt; 높은 소리의 구멍. 낮은 소리의 구멍. 양자를 계속해서 분다. &lt;2&gt; 입술이 형(形)을 바꾼다. 메끄럽게. 그 때문에의 연습. / 샤쿠 : (1) 소리 내기. &lt;1&gt; 소리, 하나 소리. 하나소리를 듣고 있는것만으로 기분 좋다. &lt;2&gt; 머리 안이 가벼워진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55 : 인도네시아&gt; 반둥회의 마지막 날. &lt;1&gt; `평화 10 원칙` 채택. (2) &lt;1973 : 일본&gt; 국전 폭동. 수도권에서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 office:value-type="date" office:date-value="2022-04-26T14:44:14.38">
            <text:p>0426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wadzieścia piątej marca. (25/4) / Księwiek : 23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25). / 곡우(4/20), 제 여섯(6) 날. / 차후(次候), 제 하나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خامس والعشرين من شهر أبريل \ <text:s text:c="2"/>الثالث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5" office:value-type="string" table:number-columns-spanned="3" table:number-rows-spanned="1">
            <text:p>UMsombuluko[ / amashumi amabili, ezinhlanu[dwadzies`cia-pie_c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 ścianie. (2) Kuro. Najpierw, pozostaje[remain za ogrodzeniem wystającym. Nie przychodzi. &lt;1&gt; Włożyłem jedzenie na ścianie, najbardziej bliskie do ogrodzenia. Nie rusza[move się. <text:s/>(3) A potem, przychodzi. Nie je. Zeszła na ziemię. Masuję ją. (4) Później, położyłem ją do ściany. &lt;1&gt; Daję jej stałe jedzenie. Nie je. Patrzy na mnie. (5) otwieram nowy pakiet jedzenia. Dalem jej. &lt;1&gt; Nie je dużo. Około jeden czwarty pakietu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 table:number-rows-repeated="7">
          <table:table-cell table:style-name="ce2"/>
          <table:table-cell table:style-name="ce5"/>
          <table:table-cell table:style-name="ce7"/>
          <table:table-cell table:style-name="ce10"/>
          <table:table-cell table:style-name="ce19"/>
          <table:table-cell table:style-name="ce21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">
          <table:table-cell table:number-columns-repeated="4"/>
          <table:table-cell table:formula="of:=NOW()" office:value-type="date" office:date-value="2022-04-26T15:18:15.05">
            <text:p>2022/4/26 15:18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27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3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6">2022/04/26</text:date>, <text:time>15:18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4-26T15:18:14.20</dc:date>
    <dc:creator>iwabuchi ken</dc:creator>
    <meta:editing-duration>P17DT18H10M10S</meta:editing-duration>
    <meta:editing-cycles>2435</meta:editing-cycles>
    <meta:generator>OpenOffice/4.1.3$Win32 OpenOffice.org_project/413m1$Build-9783</meta:generator>
    <meta:document-statistic meta:table-count="2" meta:cell-count="943" meta:object-count="0"/>
  </office:meta>
</office:document-meta>
</file>